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5856" calcext:value-type="float">
            <text:p>100.9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816" calcext:value-type="float">
            <text:p>100.6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0584" calcext:value-type="float">
            <text:p>99.1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6576" calcext:value-type="float">
            <text:p>99.0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6528" calcext:value-type="float">
            <text:p>96.4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5664" calcext:value-type="float">
            <text:p>94.0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1376" calcext:value-type="float">
            <text:p>91.7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0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0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9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9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8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8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8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8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8401</text:p>
          </table:table-cell>
          <table:table-cell office:value-type="string" calcext:value-type="string">
            <text:p>196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